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100000164895BED736693DCBE.png" manifest:media-type="image/png"/>
  <manifest:file-entry manifest:full-path="Pictures/1000000000000491000002FF1288A8CBE86D19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3909in" draw:z-index="1"><draw:image xlink:href="Pictures/1000000000000491000002FF1288A8CBE86D1942.png" xlink:type="simple" xlink:show="embed" xlink:actuate="onLoad"/></draw:frame></text:p>
      <text:p text:style-name="Standard"><draw:frame draw:style-name="fr1" draw:name="Image2" text:anchor-type="paragraph" svg:width="6.6929in" svg:height="2.6098in" draw:z-index="0"><draw:image xlink:href="Pictures/100000000000039100000164895BED736693DC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1:01:11.424697500</meta:creation-date>
    <dc:date>2016-11-22T21:07:57.909164142</dc:date>
    <meta:editing-duration>PT6M4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